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WenQuanYi Zen Hei1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text-properties fo:font-size="11pt" style:font-size-asian="11pt" style:font-size-complex="11pt"/>
    </style:style>
    <style:style style:name="P2" style:family="paragraph" style:parent-style-name="Preformatted_20_Text"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Preformatted_20_Text">
      <style:text-properties fo:font-weight="bold" style:font-weight-asian="bold" style:font-weight-complex="bold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P5" style:family="paragraph" style:parent-style-name="Preformatted_20_Text">
      <style:paragraph-properties fo:margin-top="0cm" fo:margin-bottom="0.499cm" loext:contextual-spacing="false"/>
      <style:text-properties officeooo:paragraph-rsid="00075493"/>
    </style:style>
    <style:style style:name="T1" style:family="text">
      <style:text-properties officeooo:rsid="0005669b"/>
    </style:style>
    <style:style style:name="T2" style:family="text">
      <style:text-properties officeooo:rsid="0007549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75493" style:font-weight-asian="bold" style:font-weight-complex="bold"/>
    </style:style>
    <style:style style:name="T5" style:family="text">
      <style:text-properties fo:font-weight="normal" officeooo:rsid="00075493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</text:span>he look</text:p>
      <text:p text:style-name="P1">Roxette <text:span text:style-name="T1">1988</text:span></text:p>
      <text:p text:style-name="Preformatted_20_Text"/>
      <text:p text:style-name="Preformatted_20_Text"><text:s/>e|-------------------------<text:tab/><text:tab/><text:tab/><text:tab/><text:tab/><text:tab/><text:tab/><text:tab/><text:tab/><text:span text:style-name="T1">95</text:span></text:p>
      <text:p text:style-name="Preformatted_20_Text"><text:s/>B|-------------------------</text:p>
      <text:p text:style-name="Preformatted_20_Text"><text:s/>G|------------------------- <text:s text:c="3"/>} riff 1</text:p>
      <text:p text:style-name="Preformatted_20_Text"><text:s/>D|---7---5-4-4h5p4p0------- <text:s text:c="3"/>}</text:p>
      <text:p text:style-name="Preformatted_20_Text"><text:s/>A|-0---0-------------0-----</text:p>
      <text:p text:style-name="Preformatted_20_Text"><text:s/>E|-------------------------</text:p>
      <text:p text:style-name="Preformatted_20_Text"/>
      <text:p text:style-name="Preformatted_20_Text"><text:s/>A</text:p>
      <text:p text:style-name="Preformatted_20_Text"><text:s/>Walking like a man, hitting like a hammer,</text:p>
      <text:p text:style-name="Preformatted_20_Text"><text:s text:c="10"/>G</text:p>
      <text:p text:style-name="Preformatted_20_Text"><text:s/>she's a juvenile scam. Never was a quitter,</text:p>
      <text:p text:style-name="Preformatted_20_Text"><text:s text:c="2"/>D <text:s text:c="35"/>A</text:p>
      <text:p text:style-name="Preformatted_20_Text"><text:s/>tasty like a raindrop, she's got the look.</text:p>
      <text:p text:style-name="Preformatted_20_Text"><text:s/>A <text:s text:c="3"/></text:p>
      <text:p text:style-name="Preformatted_20_Text"><text:s/>Heavenly bound cause heaven's got a number</text:p>
      <text:p text:style-name="Preformatted_20_Text"><text:s text:c="13"/>G</text:p>
      <text:p text:style-name="Preformatted_20_Text"><text:s/>when she's spinning me around, kissing is a colour</text:p>
      <text:p text:style-name="Preformatted_20_Text"><text:s text:c="2"/>D <text:s text:c="35"/>A</text:p>
      <text:p text:style-name="Preformatted_20_Text"><text:s/>her loving is a wild dog, she's got the look.</text:p>
      <text:p text:style-name="Preformatted_20_Text"><text:s/>[riff <text:span text:style-name="T2">2</text:span>]</text:p>
      <text:p text:style-name="Preformatted_20_Text"><text:tab/> <text:span text:style-name="T3"><text:s text:c="14"/>A <text:s text:c="18"/>A</text:span></text:p>
      <text:p text:style-name="P3"><text:tab/> She's got the look. She's got the look.</text:p>
      <text:p text:style-name="P3"><text:tab/> <text:s text:c="11"/>C <text:s text:c="17"/>G <text:s text:c="20"/>A</text:p>
      <text:p text:style-name="P3"><text:tab/> What in the world can make a brown-eyed girl turn blue.</text:p>
      <text:p text:style-name="P3"><text:tab/> <text:s text:c="8"/>C <text:s text:c="17"/>G <text:s text:c="14"/>A</text:p>
      <text:p text:style-name="P3"><text:tab/> When everything I'll ever do I'll do for you</text:p>
      <text:p text:style-name="P3"><text:s/><text:tab/> <text:s text:c="9"/>F <text:s text:c="10"/>G </text:p>
      <text:p text:style-name="P3"><text:tab/> and I go: la la la la la she's got the look.</text:p>
      <text:p text:style-name="Preformatted_20_Text"><text:s/>A</text:p>
      <text:p text:style-name="Preformatted_20_Text"><text:s/>Fire in the ice,</text:p>
      <text:p text:style-name="Preformatted_20_Text"><text:s/>naked to the T-bone is a lover's disguise.</text:p>
      <text:p text:style-name="Preformatted_20_Text"><text:s/>Banging on the head drum,</text:p>
      <text:p text:style-name="Preformatted_20_Text"><text:s/>shaking like a mad bull, she's got the look.</text:p>
      <text:p text:style-name="Preformatted_20_Text"><text:s/>[riff 2]</text:p>
      <text:p text:style-name="Preformatted_20_Text"><text:s/>A</text:p>
      <text:p text:style-name="Preformatted_20_Text"><text:s/></text:p>
      <text:p text:style-name="Preformatted_20_Text"><text:s/>Swaying to the band, moving like a hammer, she's a miracle man.</text:p>
      <text:p text:style-name="Preformatted_20_Text"><text:s/>Loving is the ocean,</text:p>
      <text:p text:style-name="Preformatted_20_Text"><text:s/>kissing is the wet sand, she's got the look.</text:p>
      <text:p text:style-name="Preformatted_20_Text"><text:s/>[riff 2]</text:p>
      <text:p text:style-name="Preformatted_20_Text"/>
      <text:p text:style-name="Preformatted_20_Text"><text:tab/><text:span text:style-name="T4">Chorus</text:span></text:p>
      <text:p text:style-name="Preformatted_20_Text"/>
      <text:p text:style-name="Preformatted_20_Text"><text:s/>[riff 1] [riff 2]</text:p>
      <text:p text:style-name="Preformatted_20_Text"/>
      <text:p text:style-name="Preformatted_20_Text">E E A A| x 4</text:p>
      <text:p text:style-name="Preformatted_20_Text">G D A A |x2</text:p>
      <text:p text:style-name="Preformatted_20_Text"/>
      <text:p text:style-name="Preformatted_20_Text"><text:s/>Walking like a man, hitting like a hammer,</text:p>
      <text:p text:style-name="Preformatted_20_Text"><text:s/>she's a juvenile scam. Never was a quitter,</text:p>
      <text:p text:style-name="Preformatted_20_Text"><text:s/>tasty like a raindrop, she's got the look.</text:p>
      <text:p text:style-name="P4"><text:s/>And she goes: na na na na na <text:s/>….</text:p>
      <text:p text:style-name="P5"><text:span text:style-name="T4"><text:tab/>Chorus<text:line-break/><text:tab/>riff 2<text:line-break/><text:tab/>What in the world can make you so blue<text:line-break/><text:tab/>When everything I‘ll ever do I‘ll do for you<text:line-break/><text:tab/>and I go: la la la la la<text:line-break/></text:span><text:span text:style-name="T5">Na na na na na 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WenQuanYi Zen Hei1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WenQuanYi Zen Hei1" style:font-family-asian="'WenQuanYi Zen Hei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242cm" fo:margin-left="1.958cm" fo:margin-right="0.998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su </meta:initial-creator>
    <meta:creation-date>2011-06-11T17:15:40</meta:creation-date>
    <meta:printed-by>ksu </meta:printed-by>
    <meta:print-date>2011-06-11T17:18:08</meta:print-date>
    <dc:date>2020-08-09T10:19:27.564185125</dc:date>
    <meta:editing-duration>PT4H9M14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50" meta:word-count="270" meta:character-count="1603" meta:non-whitespace-character-count="1076"/>
  </office:meta>
</office:document-meta>
</file>